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-color="#dddddd" draw:textarea-horizontal-align="justify" draw:textarea-vertical-align="middle" draw:auto-grow-height="false" fo:min-height="10.752cm" fo:min-width="10.502cm"/>
    </style:style>
    <style:style style:name="gr2" style:family="graphic" style:parent-style-name="objectwithoutfill">
      <style:graphic-properties svg:stroke-color="#333333" draw:fill="none" draw:fill-color="#000000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333333" draw:fill-color="#cccccc" draw:textarea-horizontal-align="justify" draw:textarea-vertical-align="middle" draw:auto-grow-height="false" fo:min-height="2.042cm" fo:min-width="1.792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draw:stroke="none" svg:stroke-color="#000000" draw:fill="none" draw:fill-color="#ffffff" fo:min-height="2.134cm"/>
    </style:style>
    <style:style style:name="gr7" style:family="graphic" style:parent-style-name="standard">
      <style:graphic-properties draw:stroke="none" svg:stroke-color="#000000" draw:fill="none" draw:fill-color="#ffffff" fo:min-height="1.528cm"/>
    </style:style>
    <style:style style:name="gr8" style:family="graphic" style:parent-style-name="standard">
      <style:graphic-properties draw:stroke="none" draw:stroke-dash="Dashed_20__28_var_29__20_1" svg:stroke-width="0cm" svg:stroke-color="#cccccc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9" style:family="graphic" style:parent-style-name="standard">
      <style:graphic-properties draw:stroke="none" svg:stroke-color="#cccccc" draw:fill-color="#cccccc" dr3d:vertical-segments="16" dr3d:close-front="true" dr3d:close-back="true"/>
    </style:style>
    <style:style style:name="gr10" style:family="graphic" style:parent-style-name="standard">
      <style:graphic-properties svg:stroke-color="#cccccc" draw:fill-color="#cccccc" draw:textarea-horizontal-align="justify" draw:textarea-vertical-align="middle" draw:auto-grow-height="false" fo:min-height="0.957cm" fo:min-width="1.0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cccccc" draw:fill-color="#cccccc" draw:textarea-horizontal-align="justify" draw:textarea-vertical-align="middle" draw:auto-grow-height="false" fo:min-height="5.338cm" fo:min-width="7.501cm"/>
    </style:style>
    <style:style style:name="gr13" style:family="graphic" style:parent-style-name="standard">
      <style:graphic-properties svg:stroke-color="#cccccc" draw:fill-color="#cccccc" draw:textarea-horizontal-align="justify" draw:textarea-vertical-align="middle" draw:auto-grow-height="false" fo:min-height="0.576cm" fo:min-width="1.723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192cm" svg:height="12.192cm" svg:x="1.857cm" svg:y="6.7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7.943cm" svg:y1="6.757cm" svg:x2="7.943cm" svg:y2="18.949cm">
          <text:p/>
        </draw:line>
        <draw:line draw:style-name="gr3" draw:text-style-name="P3" draw:layer="layout" svg:x1="2.016cm" svg:y1="12.684cm" svg:x2="14.081cm" svg:y2="12.684cm">
          <text:p/>
        </draw:line>
        <draw:custom-shape draw:style-name="gr4" draw:text-style-name="P4" draw:layer="layout" svg:width="2.54cm" svg:height="2.54cm" svg:x="6.715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556cm" svg:height="1.016cm" svg:x="3.413cm" svg:y="9.128cm">
          <draw:text-box>
            <text:p>Search</text:p>
          </draw:text-box>
        </draw:frame>
        <draw:frame draw:style-name="gr6" draw:text-style-name="P5" draw:layer="layout" svg:width="5.334cm" svg:height="2.384cm" svg:x="2.778cm" svg:y="14.364cm">
          <draw:text-box>
            <text:p>System Design <text:s text:c="3"/><text:s text:c="7"/>Layout</text:p>
          </draw:text-box>
        </draw:frame>
        <draw:frame draw:style-name="gr5" draw:text-style-name="P5" draw:layer="layout" svg:width="4.191cm" svg:height="1.673cm" svg:x="8.747cm" svg:y="9.233cm">
          <draw:text-box>
            <text:p>Web Based</text:p>
            <text:p><text:s/>Language</text:p>
          </draw:text-box>
        </draw:frame>
        <draw:frame draw:style-name="gr7" draw:text-style-name="P5" draw:layer="layout" svg:width="5.08cm" svg:height="1.778cm" svg:x="8.493cm" svg:y="14.589cm">
          <draw:text-box>
            <text:p>Important Alert <text:s text:c="7"/><text:s/>message</text:p>
          </draw:text-box>
        </draw:frame>
        <dr3d:scene draw:style-name="gr8" svg:width="7.784cm" svg:height="12.476cm" svg:x="17.154cm" svg:y="6.588cm" dr3d:transform="matrix (0.395873691044848 0 -0.918304971530989 0 1 0 0.918304971530989 0 0.395873691044848 0.000000000092111699420665cm 0cm 0.000000048109493547548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5000 2500 10000" svg:d="M0-5000h250 250 500 500 500 250 250v10000h-250-250-500-500-500-250-250z"/>
        </dr3d:scene>
        <draw:custom-shape draw:style-name="gr10" draw:text-style-name="P4" draw:layer="layout" svg:width="2.794cm" svg:height="2.413cm" svg:x="14.759cm" svg:y="11.49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" draw:layer="layout" svg:width="3.211cm" svg:height="0.962cm" svg:x="19.546cm" svg:y="12.103cm">
          <draw:text-box>
            <text:p>Database</text:p>
          </draw:text-box>
        </draw:frame>
        <draw:custom-shape draw:style-name="gr12" draw:text-style-name="P4" draw:layer="layout" svg:width="8.001cm" svg:height="5.588cm" svg:x="28.559cm" svg:y="9.732cm">
          <text:p text:style-name="P6">House Rental Management</text:p>
          <text:p text:style-name="P6"><text:s/>System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54cm" svg:height="1.651cm" svg:x="25.141cm" svg:y="11.7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6T19:54:36.589402039</meta:creation-date>
    <dc:date>2019-06-12T13:42:38.812666842</dc:date>
    <meta:editing-duration>PT33M9S</meta:editing-duration>
    <meta:editing-cycles>10</meta:editing-cycles>
    <meta:generator>LibreOffice/6.0.7.3$Linux_X86_64 LibreOffice_project/00m0$Build-3</meta:generator>
    <meta:document-statistic meta:object-count="14"/>
  </office:meta>
</office:document-meta>
</file>